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3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4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P5" style:family="paragraph" style:parent-style-name="Text_20_body">
      <style:text-properties style:font-name="Arial" officeooo:rsid="0011d511" officeooo:paragraph-rsid="001924ea"/>
    </style:style>
    <style:style style:name="P6" style:family="paragraph" style:parent-style-name="Text_20_body">
      <style:text-properties style:font-name="Arial" officeooo:rsid="0011d511" officeooo:paragraph-rsid="001a7362"/>
    </style:style>
    <style:style style:name="P7" style:family="paragraph" style:parent-style-name="Text_20_body" style:list-style-name="L1">
      <style:text-properties style:font-name="Arial" officeooo:rsid="0011d511" officeooo:paragraph-rsid="001924ea"/>
    </style:style>
    <style:style style:name="P8" style:family="paragraph" style:parent-style-name="Text_20_body" style:list-style-name="L1">
      <style:text-properties style:font-name="Arial" officeooo:rsid="0011d511" officeooo:paragraph-rsid="001a73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1737"/>
    </style:style>
    <style:style style:name="T3" style:family="text">
      <style:text-properties officeooo:rsid="001924ea"/>
    </style:style>
    <style:style style:name="T4" style:family="text">
      <style:text-properties officeooo:rsid="001a7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2"/>
      <text:p text:style-name="P1"><text:span text:style-name="T1">Når:</text:span> <text:span text:style-name="T3">20.01.14 kl 1900</text:span></text:p>
      <text:p text:style-name="P6"><text:span text:style-name="T1">Hvem:</text:span> <text:span text:style-name="T3">Kristian, Kristoffer, Mikael og Morten</text:span></text:p>
      <text:p text:style-name="P1"><text:span text:style-name="T1">Hvor:</text:span> <text:span text:style-name="T2">Mumblemøte (VOIP</text:span><text:span text:style-name="T3">)</text:span></text:p>
      <text:p text:style-name="P1"><text:span text:style-name="T1">Hva:</text:span></text:p>
      <text:list xml:id="list2868054814007366465" text:style-name="L1">
        <text:list-item>
          <text:p text:style-name="P7"><text:span text:style-name="T3">Skrive om ukes- og møtereferater til Latex-format.</text:span></text:p>
        </text:list-item>
        <text:list-item>
          <text:p text:style-name="P7"><text:span text:style-name="T3">Funnet en sensor som består av de ulike sensorene vi trenger, men grunnet pris må vi avklare med arbeidsgiver om dette kan være aktuelt.</text:span></text:p>
        </text:list-item>
        <text:list-item>
          <text:p text:style-name="P8"><text:span text:style-name="T4">Finne alternative sensorer.</text:span></text:p>
        </text:list-item>
        <text:list-item>
          <text:p text:style-name="P8"><text:span text:style-name="T4">Sette opp databasen denne uka (Uke 4).</text:span></text:p>
        </text:list-item>
        <text:list-item>
          <text:p text:style-name="P8"><text:span text:style-name="T4">Se på nettsideteknologien.</text:span></text:p>
        </text:list-item>
        <text:list-item>
          <text:p text:style-name="P8"><text:span text:style-name="T4">Oppdatere hjemmesiden til prosjektet. </text:span></text:p>
        </text:list-item>
      </text:list>
      <text:p text:style-name="P3">Skrevet av</text:p>
      <text:p text:style-name="P5"><text:span text:style-name="T3">Kristian Norum Karlse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20T20:06:57.79</dc:date>
    <meta:editing-duration>PT8M44S</meta:editing-duration>
    <meta:editing-cycles>7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3" meta:word-count="74" meta:character-count="456" meta:non-whitespace-character-count="400"/>
  </office:meta>
</office:document-meta>
</file>